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solid" style:text-line-through-type="single" officeooo:rsid="001c2e4e" officeooo:paragraph-rsid="001c2e4e"/>
    </style:style>
    <style:style style:name="P7" style:family="paragraph" style:parent-style-name="Standard">
      <style:text-properties style:text-line-through-style="solid" style:text-line-through-type="single" style:text-underline-style="none" officeooo:rsid="001f6127" officeooo:paragraph-rsid="001f6127"/>
    </style:style>
    <style:style style:name="P8" style:family="paragraph" style:parent-style-name="Standard">
      <style:text-properties style:text-line-through-style="none" style:text-line-through-type="none" officeooo:rsid="000f240c" officeooo:paragraph-rsid="000f240c"/>
    </style:style>
    <style:style style:name="P9" style:family="paragraph" style:parent-style-name="Standard">
      <style:text-properties style:text-line-through-style="none" style:text-line-through-type="none" officeooo:rsid="000f240c" officeooo:paragraph-rsid="000e9698"/>
    </style:style>
    <style:style style:name="P10" style:family="paragraph" style:parent-style-name="Standard">
      <style:text-properties style:text-line-through-style="none" style:text-line-through-type="none" officeooo:rsid="001022a9" officeooo:paragraph-rsid="001022a9"/>
    </style:style>
    <style:style style:name="P11" style:family="paragraph" style:parent-style-name="Standard">
      <style:text-properties style:text-line-through-style="none" style:text-line-through-type="none" officeooo:rsid="001384a9" officeooo:paragraph-rsid="001384a9"/>
    </style:style>
    <style:style style:name="P12" style:family="paragraph" style:parent-style-name="Standard">
      <style:text-properties style:text-line-through-style="none" style:text-line-through-type="none" officeooo:rsid="0014d5df" officeooo:paragraph-rsid="0014d5df"/>
    </style:style>
    <style:style style:name="P13" style:family="paragraph" style:parent-style-name="Standard">
      <style:text-properties style:text-line-through-style="none" style:text-line-through-type="none" officeooo:rsid="001594fe" officeooo:paragraph-rsid="001594fe"/>
    </style:style>
    <style:style style:name="P14" style:family="paragraph" style:parent-style-name="Standard">
      <style:text-properties style:text-line-through-style="none" style:text-line-through-type="none" officeooo:rsid="0016ecee" officeooo:paragraph-rsid="0016ecee"/>
    </style:style>
    <style:style style:name="P15" style:family="paragraph" style:parent-style-name="Standard">
      <style:text-properties style:text-line-through-style="none" style:text-line-through-type="none" officeooo:rsid="001867f0" officeooo:paragraph-rsid="001867f0"/>
    </style:style>
    <style:style style:name="P16" style:family="paragraph" style:parent-style-name="Standard">
      <style:text-properties style:text-line-through-style="none" style:text-line-through-type="none" officeooo:rsid="0019d981" officeooo:paragraph-rsid="0019d981"/>
    </style:style>
    <style:style style:name="P17" style:family="paragraph" style:parent-style-name="Standard">
      <style:text-properties style:text-line-through-style="none" style:text-line-through-type="none" officeooo:rsid="001abd3a" officeooo:paragraph-rsid="001abd3a"/>
    </style:style>
    <style:style style:name="P18" style:family="paragraph" style:parent-style-name="Standard">
      <style:text-properties style:text-line-through-style="none" style:text-line-through-type="none" officeooo:rsid="001c2e4e" officeooo:paragraph-rsid="001c2e4e"/>
    </style:style>
    <style:style style:name="P19" style:family="paragraph" style:parent-style-name="Standard">
      <style:text-properties style:text-line-through-style="none" style:text-line-through-type="none" officeooo:rsid="001da43c" officeooo:paragraph-rsid="001da43c"/>
    </style:style>
    <style:style style:name="P20" style:family="paragraph" style:parent-style-name="Standard">
      <style:text-properties style:text-line-through-style="none" style:text-line-through-type="none" officeooo:rsid="001f6127" officeooo:paragraph-rsid="001f6127"/>
    </style:style>
    <style:style style:name="P21" style:family="paragraph" style:parent-style-name="Standard">
      <style:text-properties style:text-line-through-style="none" style:text-line-through-type="none" officeooo:rsid="00225c54" officeooo:paragraph-rsid="00225c54"/>
    </style:style>
    <style:style style:name="P22" style:family="paragraph" style:parent-style-name="Standard">
      <style:text-properties style:text-line-through-style="none" style:text-line-through-type="none" officeooo:rsid="00237a6e" officeooo:paragraph-rsid="00237a6e"/>
    </style:style>
    <style:style style:name="P23" style:family="paragraph" style:parent-style-name="Standard">
      <style:text-properties style:text-line-through-style="none" style:text-line-through-type="none" officeooo:rsid="00255fc0" officeooo:paragraph-rsid="00255fc0"/>
    </style:style>
    <style:style style:name="P24" style:family="paragraph" style:parent-style-name="Standard">
      <style:text-properties style:text-line-through-style="none" style:text-line-through-type="none" style:text-underline-style="none" officeooo:rsid="001f6127" officeooo:paragraph-rsid="001f6127"/>
    </style:style>
    <style:style style:name="P25" style:family="paragraph" style:parent-style-name="Standard">
      <style:text-properties style:text-line-through-style="none" style:text-line-through-type="none" officeooo:rsid="0027dd0f" officeooo:paragraph-rsid="0027dd0f"/>
    </style:style>
    <style:style style:name="P26" style:family="paragraph" style:parent-style-name="Standard">
      <style:text-properties style:text-line-through-style="none" style:text-line-through-type="none" officeooo:rsid="002b518f" officeooo:paragraph-rsid="002b518f"/>
    </style:style>
    <style:style style:name="P27" style:family="paragraph" style:parent-style-name="Standard">
      <style:text-properties style:text-line-through-style="none" style:text-line-through-type="none" officeooo:rsid="002dba45" officeooo:paragraph-rsid="002dba45"/>
    </style:style>
    <style:style style:name="P28" style:family="paragraph" style:parent-style-name="Standard">
      <style:text-properties style:text-line-through-style="none" style:text-line-through-type="none" officeooo:rsid="0030e5c2" officeooo:paragraph-rsid="0030e5c2"/>
    </style:style>
    <style:style style:name="P29" style:family="paragraph" style:parent-style-name="Standard">
      <style:text-properties style:text-line-through-style="none" style:text-line-through-type="none" style:text-position="0% 100%" officeooo:rsid="002dba45" officeooo:paragraph-rsid="002dba45"/>
    </style:style>
    <style:style style:name="P30" style:family="paragraph" style:parent-style-name="Standard">
      <style:text-properties style:text-line-through-style="none" style:text-line-through-type="none" style:text-position="0% 100%" officeooo:rsid="002b518f" officeooo:paragraph-rsid="002b518f"/>
    </style:style>
    <style:style style:name="P31" style:family="paragraph" style:parent-style-name="Standard">
      <style:text-properties style:text-line-through-style="none" style:text-line-through-type="none" style:text-position="0% 100%" officeooo:rsid="0030e5c2" officeooo:paragraph-rsid="0030e5c2"/>
    </style:style>
    <style:style style:name="P32" style:family="paragraph" style:parent-style-name="Standard">
      <style:text-properties style:text-line-through-style="none" style:text-line-through-type="none" style:text-position="0% 100%" officeooo:rsid="0027dd0f" officeooo:paragraph-rsid="0027dd0f"/>
    </style:style>
    <style:style style:name="P33" style:family="paragraph" style:parent-style-name="Standard">
      <style:text-properties style:text-line-through-style="none" style:text-line-through-type="none" style:text-position="0% 100%" officeooo:rsid="00285bd2" officeooo:paragraph-rsid="00285bd2"/>
    </style:style>
    <style:style style:name="P34" style:family="paragraph" style:parent-style-name="Standard">
      <style:text-properties officeooo:paragraph-rsid="001594fe"/>
    </style:style>
    <style:style style:name="P35" style:family="paragraph" style:parent-style-name="Standard">
      <style:text-properties officeooo:paragraph-rsid="002b518f"/>
    </style:style>
    <style:style style:name="P36" style:family="paragraph" style:parent-style-name="Standard">
      <style:text-properties style:text-position="0% 100%" officeooo:paragraph-rsid="002b518f"/>
    </style:style>
    <style:style style:name="P37" style:family="paragraph" style:parent-style-name="Standard">
      <style:text-properties style:text-position="0% 100%" officeooo:rsid="00340172" officeooo:paragraph-rsid="00340172"/>
    </style:style>
    <style:style style:name="P38" style:family="paragraph" style:parent-style-name="Standard">
      <style:text-properties style:text-position="0% 100%" officeooo:rsid="00343f96" officeooo:paragraph-rsid="00343f96"/>
    </style:style>
    <style:style style:name="P39" style:family="paragraph" style:parent-style-name="Standard">
      <style:text-properties style:text-position="0% 100%" officeooo:rsid="003689fa" officeooo:paragraph-rsid="003689fa"/>
    </style:style>
    <style:style style:name="P40" style:family="paragraph" style:parent-style-name="Standard">
      <style:text-properties style:text-position="0% 100%" officeooo:rsid="003864bc" officeooo:paragraph-rsid="003864bc"/>
    </style:style>
    <style:style style:name="P41" style:family="paragraph" style:parent-style-name="Standard">
      <style:text-properties style:text-position="0% 100%" officeooo:rsid="003bdc13" officeooo:paragraph-rsid="003bdc13"/>
    </style:style>
    <style:style style:name="P42" style:family="paragraph" style:parent-style-name="Standard">
      <style:text-properties style:text-position="0% 100%" officeooo:rsid="003cdd18" officeooo:paragraph-rsid="003bdc13"/>
    </style:style>
    <style:style style:name="P43" style:family="paragraph" style:parent-style-name="Standard">
      <style:text-properties style:text-position="0% 100%" officeooo:rsid="003cdd18" officeooo:paragraph-rsid="003cdd18"/>
    </style:style>
    <style:style style:name="P44" style:family="paragraph" style:parent-style-name="Standard">
      <style:text-properties style:text-position="0% 100%" officeooo:rsid="003d0c7f" officeooo:paragraph-rsid="003d0c7f"/>
    </style:style>
    <style:style style:name="P45" style:family="paragraph" style:parent-style-name="Standard">
      <style:text-properties style:text-position="0% 100%" officeooo:rsid="003e7b86" officeooo:paragraph-rsid="003e7b86"/>
    </style:style>
    <style:style style:name="P46" style:family="paragraph" style:parent-style-name="Standard">
      <style:text-properties style:text-position="0% 100%" officeooo:rsid="0041002e" officeooo:paragraph-rsid="0041002e"/>
    </style:style>
    <style:style style:name="P47" style:family="paragraph" style:parent-style-name="Standard">
      <style:text-properties style:text-position="0% 100%" officeooo:rsid="00435e86" officeooo:paragraph-rsid="00435e86"/>
    </style:style>
    <style:style style:name="P48" style:family="paragraph" style:parent-style-name="Standard">
      <style:text-properties style:text-position="0% 100%" officeooo:rsid="00468a0c" officeooo:paragraph-rsid="00468a0c"/>
    </style:style>
    <style:style style:name="P49" style:family="paragraph" style:parent-style-name="Standard">
      <style:text-properties style:text-position="0% 100%" officeooo:rsid="00484cc6" officeooo:paragraph-rsid="00484cc6"/>
    </style:style>
    <style:style style:name="P50" style:family="paragraph" style:parent-style-name="Standard">
      <style:text-properties style:text-position="0% 100%" officeooo:rsid="004965b2" officeooo:paragraph-rsid="004965b2"/>
    </style:style>
    <style:style style:name="P51" style:family="paragraph" style:parent-style-name="Standard">
      <style:text-properties style:text-position="0% 100%" officeooo:rsid="00498756" officeooo:paragraph-rsid="00498756"/>
    </style:style>
    <style:style style:name="P52" style:family="paragraph" style:parent-style-name="Standard">
      <style:text-properties style:text-position="0% 100%" officeooo:rsid="00498ba7" officeooo:paragraph-rsid="00498ba7"/>
    </style:style>
    <style:style style:name="P53" style:family="paragraph" style:parent-style-name="Standard">
      <style:text-properties style:text-position="0% 100%" officeooo:rsid="004a277b" officeooo:paragraph-rsid="004a277b"/>
    </style:style>
    <style:style style:name="P54" style:family="paragraph" style:parent-style-name="Standard">
      <style:text-properties officeooo:rsid="00343f96" officeooo:paragraph-rsid="00343f96"/>
    </style:style>
    <style:style style:name="P55" style:family="paragraph" style:parent-style-name="Standard">
      <style:text-properties officeooo:rsid="003689fa" officeooo:paragraph-rsid="003689fa"/>
    </style:style>
    <style:style style:name="P56" style:family="paragraph" style:parent-style-name="Standard">
      <style:text-properties officeooo:paragraph-rsid="0039a97b"/>
    </style:style>
    <style:style style:name="P57" style:family="paragraph" style:parent-style-name="Standard">
      <style:text-properties officeooo:rsid="003bdc13" officeooo:paragraph-rsid="003bdc13"/>
    </style:style>
    <style:style style:name="P58" style:family="paragraph" style:parent-style-name="Standard">
      <style:text-properties officeooo:rsid="003d0c7f" officeooo:paragraph-rsid="003d0c7f"/>
    </style:style>
    <style:style style:name="P59" style:family="paragraph" style:parent-style-name="List_20_Contents">
      <style:paragraph-properties fo:margin-top="0cm" fo:margin-bottom="0.499cm" loext:contextual-spacing="false"/>
    </style:style>
    <style:style style:name="P60" style:family="paragraph" style:parent-style-name="Standard">
      <style:text-properties style:text-position="0% 100%" officeooo:rsid="00498ba7" officeooo:paragraph-rsid="00498ba7"/>
    </style:style>
    <style:style style:name="P61" style:family="paragraph" style:parent-style-name="Standard">
      <style:text-properties style:text-position="0% 100%" officeooo:rsid="0050eb24" officeooo:paragraph-rsid="0050eb24"/>
    </style:style>
    <style:style style:name="P62" style:family="paragraph" style:parent-style-name="Standard">
      <style:text-properties style:text-position="0% 100%" officeooo:rsid="0051af44" officeooo:paragraph-rsid="0051af44"/>
    </style:style>
    <style:style style:name="T1" style:family="text">
      <style:text-properties style:text-position="super 58%"/>
    </style:style>
    <style:style style:name="T2" style:family="text">
      <style:text-properties style:text-position="super 58%" officeooo:rsid="003a9ec0"/>
    </style:style>
    <style:style style:name="T3" style:family="text">
      <style:text-properties style:text-line-through-style="none" style:text-line-through-type="none"/>
    </style:style>
    <style:style style:name="T4" style:family="text">
      <style:text-properties style:text-line-through-style="none" style:text-line-through-type="none" officeooo:rsid="000f240c"/>
    </style:style>
    <style:style style:name="T5" style:family="text">
      <style:text-properties style:text-line-through-style="none" style:text-line-through-type="none" officeooo:rsid="001594fe"/>
    </style:style>
    <style:style style:name="T6" style:family="text">
      <style:text-properties style:text-line-through-style="none" style:text-line-through-type="none" style:text-position="0% 100%" officeooo:rsid="002b518f"/>
    </style:style>
    <style:style style:name="T7" style:family="text">
      <style:text-properties officeooo:rsid="001867f0"/>
    </style:style>
    <style:style style:name="T8" style:family="text">
      <style:text-properties officeooo:rsid="002135a8"/>
    </style:style>
    <style:style style:name="T9" style:family="text">
      <style:text-properties officeooo:rsid="00225c54"/>
    </style:style>
    <style:style style:name="T10" style:family="text">
      <style:text-properties officeooo:rsid="00237a6e"/>
    </style:style>
    <style:style style:name="T11" style:family="text">
      <style:text-properties style:text-position="0% 100%"/>
    </style:style>
    <style:style style:name="T12" style:family="text">
      <style:text-properties style:text-position="0% 100%" officeooo:rsid="00295dfa"/>
    </style:style>
    <style:style style:name="T13" style:family="text">
      <style:text-properties style:text-position="0% 100%" officeooo:rsid="002b518f"/>
    </style:style>
    <style:style style:name="T14" style:family="text">
      <style:text-properties style:text-position="0% 100%" officeooo:rsid="002f38d2"/>
    </style:style>
    <style:style style:name="T15" style:family="text">
      <style:text-properties style:text-position="0% 100%" officeooo:rsid="00310c9d"/>
    </style:style>
    <style:style style:name="T16" style:family="text">
      <style:text-properties style:text-position="0% 100%" officeooo:rsid="0032a3e6"/>
    </style:style>
    <style:style style:name="T17" style:family="text">
      <style:text-properties style:text-position="0% 100%" officeooo:rsid="0039a97b"/>
    </style:style>
    <style:style style:name="T18" style:family="text">
      <style:text-properties style:text-position="0% 100%" officeooo:rsid="003a9ec0"/>
    </style:style>
    <style:style style:name="T19" style:family="text">
      <style:text-properties style:text-position="0% 100%" officeooo:rsid="003cdd18"/>
    </style:style>
    <style:style style:name="T20" style:family="text">
      <style:text-properties style:text-position="0% 100%" officeooo:rsid="003e7b86"/>
    </style:style>
    <style:style style:name="T21" style:family="text">
      <style:text-properties officeooo:rsid="00468a0c"/>
    </style:style>
    <style:style style:name="T22" style:family="text">
      <style:text-properties officeooo:rsid="004965b2"/>
    </style:style>
    <style:style style:name="T23" style:family="text">
      <style:text-properties officeooo:rsid="00498ba7"/>
    </style:style>
    <style:style style:name="T24" style:family="text">
      <style:text-properties officeooo:rsid="004a277b"/>
    </style:style>
    <style:style style:name="T25" style:family="text">
      <style:text-properties officeooo:rsid="004f47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3"><text:s/></text:span><text:span text:style-name="T4">NO since we will be live recording a digital audio output, probably with 44100Hz, so needs to just be high enough, use sampling rate most common on phones</text:span></text:p>
      <text:p text:style-name="P8"/>
      <text:p text:style-name="P9">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3">https://blogs.uoregon.edu/uocinetech/recording-and-exporting-standards/audio-recording-standards/</text:span></text:a></text:p>
      <text:p text:style-name="P8"/>
      <text:p text:style-name="P10">The paper from machine learnings on subtitle syncing comprehensively covers my aim in the perfect setting. However, my problem will be to account for noise and variation in microphone location. Therefore I will need to do 3 things:</text:p>
      <text:p text:style-name="P10">1. Implement the methods Alberto Sabater used as a starting point</text:p>
      <text:p text:style-name="P10">2. Generate varied(different microphone locations)/noisy datasets to test</text:p>
      <text:p text:style-name="P10">3. Evaluate the model on the new datasets</text:p>
      <text:p text:style-name="P10"/>
      <text:p text:style-name="P11">Audio Extraction</text:p>
      <text:p text:style-name="P11">Found command line tool <text:span text:style-name="T7">(linux bash) </text:span>ffmpeg that extracts audio, can specify mp3 or wav:</text:p>
      <text:p text:style-name="P11"/>
      <text:p text:style-name="P11">ffmpeg -i sample.avi -vn -ab 128 outputaudio.wav</text:p>
      <text:p text:style-name="P11"/>
      <text:p text:style-name="P11">Found command here:</text:p>
      <text:p text:style-name="P11"><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11"/>
      <text:p text:style-name="P11">I installed an ffmpeg wrapper for python called ffmpeg-python that should be able to run the package, but the os package can also be used to run command lines. - will have to think later about how to deploy this. </text:p>
      <text:p text:style-name="P11"/>
      <text:p text:style-name="P12">I have found a package for determining the mfcc, python_speech_features, which was available in the pycharm repository </text:p>
      <text:p text:style-name="P12"><text:a xlink:type="simple" xlink:href="https://github.com/jameslyons/python_speech_features/blob/master/README.rst" text:style-name="Internet_20_link" text:visited-style-name="Visited_20_Internet_20_Link">https://github.com/jameslyons/python_speech_features/blob/master/README.rst</text:a></text:p>
      <text:p text:style-name="P12"/>
      <text:p text:style-name="P13"/>
      <text:p text:style-name="P13"/>
      <text:p text:style-name="P13"/>
      <text:p text:style-name="P13"/>
      <text:p text:style-name="P13"/>
      <text:p text:style-name="P34"><text:soft-page-break/><text:span text:style-name="T5">to open wav file </text:span><text:a xlink:type="simple" xlink:href="https://docs.python.org/2/library/wave.html" text:style-name="Internet_20_link" text:visited-style-name="Visited_20_Internet_20_Link"><text:span text:style-name="T5">https://docs.python.org/2/library/wave.html</text:span></text:a></text:p>
      <text:p text:style-name="P34"><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59">Write only mode. </text:p>
      <text:p text:style-name="P34"><text:span text:style-name="T5">To find bitrate of file can use linux terminal command </text:span><text:span text:style-name="Source_20_Text">file song.mp3</text:span></text:p>
      <text:p text:style-name="P13"><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3"/>
      <text:p text:style-name="P13">I thought the wav file had too high bitrate to open with wave.open but it is ok at 48000, but it has 6 channels where wave needs 2, </text:p>
      <text:p text:style-name="P13"/>
      <text:p text:style-name="P14">downloaded paper on MFCC, trying to work out how best to depict the coeffs, my first plot isn’t very enlightening</text:p>
      <text:p text:style-name="P14"/>
      <text:p text:style-name="P15">9/5/17</text:p>
      <text:p text:style-name="P15"/>
      <text:p text:style-name="P15">Found a package for viewing and editing srt, pysrt, installed in pycharm</text:p>
      <text:p text:style-name="P15"><text:a xlink:type="simple" xlink:href="https://pypi.org/project/pysrt/" text:style-name="Internet_20_link" text:visited-style-name="Visited_20_Internet_20_Link">https://pypi.org/project/pysrt/</text:a></text:p>
      <text:p text:style-name="P15"/>
      <text:p text:style-name="P16">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6"/>
      <text:p text:style-name="P18">Plotted a basic heatmap of MFC’s with seaborn (in Draft Code folder) but not sure of the interpretation</text:p>
      <text:p text:style-name="P16"/>
      <text:p text:style-name="P17">We next need to create the function that will convert the subtitle into a probabilities array, i.e. output a 1 when there is someone speaking and the appropriate subtitles are present, else 0.</text:p>
      <text:p text:style-name="P17"/>
      <text:p text:style-name="P6">It seems pysrt has no function/ability to parse subtitle files in order to extract values</text:p>
      <text:p text:style-name="P19">pysrt uses subripitem class with calls to class to extract text and times</text:p>
      <text:p text:style-name="P19"><text:a xlink:type="simple" xlink:href="https://mubaris.com/2017/11/04/movie-sentiment-analysis/" text:style-name="Internet_20_link" text:visited-style-name="Visited_20_Internet_20_Link">https://mubaris.com/2017/11/04/movie-sentiment-analysis/</text:a></text:p>
      <text:p text:style-name="P19">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8">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7">Srt file appears to have accuracy of seconds i.e. +/0.5s<text:span text:style-name="T3"> </text:span></text:p>
      <text:p text:style-name="P24">When we look at the srt in total, presents 00:00:13,452, but I think the comma is a decimal point.</text:p>
      <text:p text:style-name="P24">00:00:13.452000 00:00:14.493000</text:p>
      <text:p text:style-name="P24"/>
      <text:p text:style-name="P20"><text:soft-page-break/>We can convert all the subtitle times to seconds <text:span text:style-name="T9">from start </text:span>for simplification – <text:span text:style-name="T9">Did this using datetime in prob_array_srt.py</text:span></text:p>
      <text:p text:style-name="P20"/>
      <text:p text:style-name="P21">Need <text:span text:style-name="T10">to</text:span> create an array of length equal to the number of windows.</text:p>
      <text:p text:style-name="P22">Need to implement audio extraction within python rather than linux bash tool</text:p>
      <text:p text:style-name="P20"/>
      <text:p text:style-name="P23">I extract got sound file with:</text:p>
      <text:p text:style-name="P23"/>
      <text:p text:style-name="P23">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3"/>
      <text:p text:style-name="P23">ffmpeg -i gotS07E01.mp4 -vn -acodec pcm_s16le -ar 44100 -ac 2 gotS07E01.wav</text:p>
      <text:p text:style-name="P23"/>
      <text:p text:style-name="P23">it worked, but was a very large file at 646.4MB, larger than the video! Need to see if can use mp3 instead</text:p>
      <text:p text:style-name="P23"/>
      <text:p text:style-name="P25">Thursday May 10<text:span text:style-name="T1">th</text:span></text:p>
      <text:p text:style-name="P25"><text:span text:style-name="T11">Should I test with wav and mp3 to find best results? </text:span><text:span text:style-name="T12">I think the full signal represented by wav files contain lots of redundant material (hency why compression does not affect sound quality significantly). This would reduce the total amount of data available, but since this data is highly correlated it might increase complexity without bringing new information.</text:span></text:p>
      <text:p text:style-name="P25"><text:span text:style-name="T12">- </text:span><text:span text:style-name="T13">Connection between machine learning and compression?</text:span></text:p>
      <text:p text:style-name="P26"><text:a xlink:type="simple" xlink:href="https://hips.seas.harvard.edu/blog/2013/02/21/data-compression-and-unsupervised-learning/" text:style-name="Internet_20_link" text:visited-style-name="Visited_20_Internet_20_Link"><text:span text:style-name="T11">https://hips.seas.harvard.edu/blog/2013/02/21/data-compression-and-unsupervised-learning/</text:span></text:a></text:p>
      <text:p text:style-name="P27"><text:span text:style-name="T11">I’m struggling to find any papers that explicitly answer the question whether we should compress the signal before processing, many articles describing compression as a machine learning/feature selction tool in itself. </text:span><text:span text:style-name="T14">However, I think that compression reduces the number of samples taken rather than the dimensionality of the dataset, which I dont think would be helpful.</text:span><text:span text:style-name="T11"> Could maybe explore this myself on a small study. </text:span><text:span text:style-name="T14">Although this may be too time consuming. I could just test with both mp3 and wav and see the results directly.</text:span></text:p>
      <text:p text:style-name="P29"/>
      <text:p text:style-name="P29">This wavelet compression technique appeared in many related searches of compression with machine learning:</text:p>
      <text:p text:style-name="P29">WAVELET BASED COMPRESSION AND FEATURE SELECTION FOR VIBRATION ANALYSIS pdf</text:p>
      <text:p text:style-name="P30"/>
      <text:p text:style-name="P31">We could train on any language and hopefully the timings will be the same across all languages!</text:p>
      <text:p text:style-name="P31"/>
      <text:p text:style-name="P28"><text:span text:style-name="T11">I am looking at Transfer Learning for ASR since I was looking for a </text:span><text:span text:style-name="T16">way</text:span><text:span text:style-name="T11"> to determine the amount of data I would need. This method would require less data and also less processing resources, ideal for phones. - </text:span><text:span text:style-name="T15">not exactly suitable, transfer learning is using a model trained on one dataset on another different but similar dataset</text:span></text:p>
      <text:p text:style-name="P31"/>
      <text:p text:style-name="P31">NEED TO LEARN NEURAL NETS, CNN’s ETC!!!</text:p>
      <text:p text:style-name="P32"/>
      <text:p text:style-name="P33">Why have we used MFCC rather than other DSP techniques?</text:p>
      <text:p text:style-name="P35"><text:span text:style-name="T6">Found talk of CELP - </text:span><text:a xlink:type="simple" xlink:href="http://digitallibrary.usc.edu/cdm/search/field/title/searchterm/Advanced" text:style-name="Internet_20_link" text:visited-style-name="Visited_20_Internet_20_Link"><text:span text:style-name="T11">Advanced</text:span></text:a><text:span text:style-name="T11"> </text:span><text:a xlink:type="simple" xlink:href="http://digitallibrary.usc.edu/cdm/search/field/title/searchterm/features" text:style-name="Internet_20_link" text:visited-style-name="Visited_20_Internet_20_Link"><text:span text:style-name="T11">features</text:span></text:a><text:span text:style-name="T11"> and </text:span><text:a xlink:type="simple" xlink:href="http://digitallibrary.usc.edu/cdm/search/field/title/searchterm/feature" text:style-name="Internet_20_link" text:visited-style-name="Visited_20_Internet_20_Link"><text:span text:style-name="T11">feature</text:span></text:a><text:span text:style-name="T11"> </text:span><text:a xlink:type="simple" xlink:href="http://digitallibrary.usc.edu/cdm/search/field/title/searchterm/selection" text:style-name="Internet_20_link" text:visited-style-name="Visited_20_Internet_20_Link"><text:span text:style-name="T11">selection</text:span></text:a><text:span text:style-name="T11"> </text:span><text:a xlink:type="simple" xlink:href="http://digitallibrary.usc.edu/cdm/search/field/title/searchterm/methods" text:style-name="Internet_20_link" text:visited-style-name="Visited_20_Internet_20_Link"><text:span text:style-name="T11">methods</text:span></text:a><text:span text:style-name="T11"> for </text:span><text:a xlink:type="simple" xlink:href="http://digitallibrary.usc.edu/cdm/search/field/title/searchterm/vibration" text:style-name="Internet_20_link" text:visited-style-name="Visited_20_Internet_20_Link"><text:span text:style-name="T11">vibration</text:span></text:a><text:span text:style-name="T11"> and </text:span><text:a xlink:type="simple" xlink:href="http://digitallibrary.usc.edu/cdm/search/field/title/searchterm/audio" text:style-name="Internet_20_link" text:visited-style-name="Visited_20_Internet_20_Link"><text:span text:style-name="T11">audio</text:span></text:a><text:span text:style-name="T11"> </text:span><text:a xlink:type="simple" xlink:href="http://digitallibrary.usc.edu/cdm/search/field/title/searchterm/signal" text:style-name="Internet_20_link" text:visited-style-name="Visited_20_Internet_20_Link"><text:span text:style-name="T11">signal</text:span></text:a><text:span text:style-name="T11"> </text:span><text:a xlink:type="simple" xlink:href="http://digitallibrary.usc.edu/cdm/search/field/title/searchterm/classification" text:style-name="Internet_20_link" text:visited-style-name="Visited_20_Internet_20_Link"><text:span text:style-name="T11">classification</text:span></text:a></text:p>
      <text:p text:style-name="P35"><text:span text:style-name="T6">‘</text:span><text:span text:style-name="T11">Next, we propose the use of CELP-based features to enhance the performance of the environmental sound recognition (ESR) problem. Traditionally, MFCC features have been used for the recognition </text:span><text:soft-page-break/><text:span text:style-name="T11">of structured data like speech and music. However, their performance for the ESR problem is limited.’</text:span></text:p>
      <text:p text:style-name="P36"/>
      <text:p text:style-name="P37">Getting caught up in neural networks and asr, need to go back to focusing on first steps. I think I can use compression as a</text:p>
      <text:p text:style-name="P36"/>
      <text:p text:style-name="P54"><text:span text:style-name="T11">Found a company that has done almost the same thing :( </text:span><text:a xlink:type="simple" xlink:href="http://digititle.net/" text:style-name="Internet_20_link" text:visited-style-name="Visited_20_Internet_20_Link"><text:span text:style-name="T11">http://digititle.net/</text:span></text:a><text:span text:style-name="T11"> but their aim is to project the subtitles onto the screen and are implemented on the provider (cinema, theatre etc.) side, my aim is for it to be on the user side.</text:span></text:p>
      <text:p text:style-name="P38"/>
      <text:p text:style-name="P55"><text:span text:style-name="T11">Sunday May 12</text:span><text:span text:style-name="T1">th</text:span></text:p>
      <text:p text:style-name="P39">Been looking at different audio preprocessing methods. MFCC is considered baseline standard upon which more modern methods are compared against in Mporas, Ganchev (p614). The most accurate is found to be SBC </text:p>
      <text:p text:style-name="P39"/>
      <text:p text:style-name="P40">Looking back in machine learning notes to find info on required dataset size, found whilst flicking through that there are 2 types of feature, observable (age, gender etc) and latent (handcrafted SIFT etc. and learned features found using machine learning or data mining algos, p14 lecture 1 intro to ml) – I believe I would be identifying latent features by performing the ASR extraction techniques. </text:p>
      <text:p text:style-name="P40"/>
      <text:p text:style-name="P40">Could use NN’s in some form or HMM’s</text:p>
      <text:p text:style-name="P40"/>
      <text:p text:style-name="P56"><text:span text:style-name="T17">I remember that a good rule of thumb is that the data required is propotional the square of the number of features m </text:span><text:span text:style-name="T11">∝</text:span><text:span text:style-name="T17"> </text:span><text:span text:style-name="T18">n</text:span><text:span text:style-name="T2">2 </text:span><text:span text:style-name="T18">. <text:s/></text:span></text:p>
      <text:p text:style-name="P41"/>
      <text:p text:style-name="P41">This paper compared different algorithm performance for individual phoneme recognition. (comparison of speech features in mendeley). The test used 16ms windows.</text:p>
      <text:p text:style-name="P41"/>
      <text:p text:style-name="P57"><text:span text:style-name="T11">The Fast Vocabulary Acquistion paper has the learning curves (accuracy vs training set size) for different algorithms </text:span><text:span text:style-name="T19">p1007 onwards</text:span><text:span text:style-name="T11">, trained on 13160 English utterances ‘</text:span><text:span text:style-name="T19">embedded in a carrier sentence with unrelated filler words’ <text:s/>p1005</text:span></text:p>
      <text:p text:style-name="P42"/>
      <text:p text:style-name="P43">I think I need to neatly summarise the testing conditions and results of all the papers I can find to form the literature review section.</text:p>
      <text:p text:style-name="P43"/>
      <text:p text:style-name="P44">QUESTIONS</text:p>
      <text:p text:style-name="P44">Would using a higher sample rate provide more data to train on ‘for free’?</text:p>
      <text:p text:style-name="P44">How to test the efficacy of different feature extraction techniques?</text:p>
      <text:p text:style-name="P58"><text:span text:style-name="T11">Can we use transfer learning to train on a certain number of movies and </text:span><text:span text:style-name="T20">use this on other unseen movies?</text:span></text:p>
      <text:p text:style-name="P45">HMM’s vs CNN’s?</text:p>
      <text:p text:style-name="P45">How much data and how to test?</text:p>
      <text:p text:style-name="P45"/>
      <text:p text:style-name="P46">Wednesday 16<text:span text:style-name="T1">th</text:span> May</text:p>
      <text:p text:style-name="P46">Want to start/complete literature review</text:p>
      <text:p text:style-name="P46">Real-Time Live Broadcast News Subtitling System for Spanish paper (in mendeley) ha</text:p>
      <text:p text:style-name="P47">Was trying to summarise but got stuck on the description of the sub system as <text:span text:style-name="T21">a modelling of context dependent Gaussian Mixture Models with features defined by 12 MFCC’s.</text:span></text:p>
      <text:p text:style-name="P47"/>
      <text:p text:style-name="P48">Thursday 17<text:span text:style-name="T1">th</text:span> May</text:p>
      <text:p text:style-name="P48">Coming to understand what GMM’s are and how they are combined with HMM’s in ASR. I am not sure this method of NN’s would be better for my situation. </text:p>
      <text:p text:style-name="P49"><text:soft-page-break/>https://www.youtube.com/watch?v=REypj2sy_5U</text:p>
      <text:p text:style-name="P49">GMM’s model each cluster/class as a Gaussian PDF which allows ‘soft’ clustering – where clusters overlap. Expectation Maximization (EM) algo is then used to estimate the parameters of each of the gaussians.</text:p>
      <text:p text:style-name="P49">Mixture models are good where we don’t know to which class datapoints belong to.</text:p>
      <text:p text:style-name="P49">If we had parameters (mean deviation) we could give probability that a datapoint belongs to which gaussian (bayes theorem). <text:span text:style-name="T22">If we knew which classes they belonged to we could work out parameters (chicken &amp; egg). EM solves this problem.</text:span></text:p>
      <text:p text:style-name="P49"/>
      <text:p text:style-name="P50">EM</text:p>
      <text:p text:style-name="P50">Initialise k gaussians to random means and variances. Like SVM’s, take a point and compare it to each of the classes to determine where it most likely goes. UNLIKE SVM, which makes a ‘hard’ choice (assigns it definitely to a specific class ie with prob 1 or 0), it assigns a probability that it belongs to each class. Then adjust parameters of gaussians to fit points assigned to them. Then iterate until convergence. <text:span text:style-name="T23">Each of the points will have probabilities that it belongs to each class. We get the priors for each class by summing the probabilities of all the samples for that class and divide by n. Bayes rule gives the posterior</text:span></text:p>
      <text:p text:style-name="P50"/>
      <text:p text:style-name="P51">Prior vs posterior – prior is the probability estimation without any knowledge of the data. The posterior is the probability estimation with some knowledge, i.e. some data.</text:p>
      <text:p text:style-name="P51">P(X) → prior P(b|X) → posterior</text:p>
      <text:p text:style-name="P51">sometimes 1 class can dominate everything if we restimate priors and so sometimes fix them to be equal to avoid this.</text:p>
      <text:p text:style-name="P51"><text:a xlink:type="simple" xlink:href="https://www.youtube.com/watch?v=iQoXFmbXRJA" text:style-name="Internet_20_link" text:visited-style-name="Visited_20_Internet_20_Link">https://www.youtube.com/watch?v=iQoXFmbXRJA</text:a></text:p>
      <text:p text:style-name="P51"/>
      <text:p text:style-name="P52">GMM’s are a probabilistic model <text:span text:style-name="T25">(rather than binary/deterministic) </text:span>and so they have a better defined objective function than kNN’s</text:p>
      <text:p text:style-name="P52">- trying to maximise the log likelihood of data under assumption it is generated from mixture model with k components – large likelihood means gaussian model fits the data well</text:p>
      <text:p text:style-name="P52">- problem – each datapoint has its own class – overfitting</text:p>
      <text:p text:style-name="P52">- <text:span text:style-name="T24">can use validation set</text:span></text:p>
      <text:p text:style-name="P53">Alternatively – Ockham’s razor – Bayes inference criterion or Akaike inference criterion - <text:s/>how to define ‘simple’ - minimise p, the number of parameters – model is square in the number of parameters with class</text:p>
      <text:p text:style-name="P53">L – likelihood</text:p>
      <text:p text:style-name="P53">Best to use validation rather than BIC or AIC</text:p>
      <text:p text:style-name="P52"/>
      <text:p text:style-name="P61">Friday May 18<text:span text:style-name="T1">th</text:span></text:p>
      <text:p text:style-name="P61">I’ve been playing around with sklearn and the got MFCC’s I extracted previously. I thought (stupidly) initially that I would want to predict the index of each piece of the sound track and so appended an index at column 0, and used this as my target variable, with a default NN MLPClassifer. Of course this didn’t make any sense as I was predicting an arbitrary NUMERICAL value and so the NN was trying to find some numerical correlation between the features and this index. I achieved an accuracy score of 0.0…. I started thinking that I should introduce some noise into the training set, thought I could do this by simply varying the features by some kind of guassian distribution, which could possible work. But then I reread the sub sync website article again and remembered that he was trying to predict the PROBABILITY that there was human speech in a sample and then matching this to identify the sample. Furthermore, he used n, n+1, n+2, and n+3 features to capture the interrelation between the samples.</text:p>
      <text:p text:style-name="P62">In order to emulate the article I need to produce the subtitles probability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5-18T17:30:30.878272047</dc:date>
    <meta:editing-duration>P1DT21H5M26S</meta:editing-duration>
    <meta:editing-cycles>11</meta:editing-cycles>
    <meta:generator>LibreOffice/5.1.6.2$Linux_X86_64 LibreOffice_project/10m0$Build-2</meta:generator>
    <meta:document-statistic meta:table-count="0" meta:image-count="0" meta:object-count="0" meta:page-count="5" meta:paragraph-count="110" meta:word-count="2121" meta:character-count="13547" meta:non-whitespace-character-count="11505"/>
  </office:meta>
</office:document-meta>
</file>